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&lt;a href="https://www.force11.org/group/fairgroup/fairprinciples" target="_blank"&gt;FAIR principle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&lt;a href="https://www.force11.org/group/fairgroup/fairprinciples" target="_blank"&gt;FAIR principle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/08/2018</text:date>, <text:time>17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01T17:17:21.38</dc:date>
    <meta:editing-cycles>36</meta:editing-cycles>
    <meta:editing-duration>PT3H28M12S</meta:editing-duration>
    <meta:document-statistic meta:table-count="1" meta:cell-count="197" meta:object-count="0"/>
  </office:meta>
</office:document-meta>
</file>